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c506" officeooo:paragraph-rsid="0013c506"/>
    </style:style>
    <style:style style:name="P2" style:family="paragraph" style:parent-style-name="Standard">
      <style:text-properties fo:font-size="16pt" officeooo:rsid="0013c506" officeooo:paragraph-rsid="0013c506" style:font-size-asian="16pt" style:font-size-complex="16pt"/>
    </style:style>
    <style:style style:name="P3" style:family="paragraph" style:parent-style-name="Standard">
      <style:text-properties officeooo:rsid="00172161" officeooo:paragraph-rsid="00172161"/>
    </style:style>
    <style:style style:name="P4" style:family="paragraph" style:parent-style-name="Standard">
      <style:text-properties officeooo:rsid="001a22df" officeooo:paragraph-rsid="00172161"/>
    </style:style>
    <style:style style:name="P5" style:family="paragraph" style:parent-style-name="Standard">
      <style:text-properties officeooo:rsid="001cbb6c" officeooo:paragraph-rsid="001cbb6c"/>
    </style:style>
    <style:style style:name="P6" style:family="paragraph" style:parent-style-name="Standard">
      <style:text-properties officeooo:rsid="001dd749" officeooo:paragraph-rsid="001dd749"/>
    </style:style>
    <style:style style:name="P7" style:family="paragraph" style:parent-style-name="Standard">
      <style:text-properties officeooo:rsid="001ffa1e" officeooo:paragraph-rsid="001ffa1e"/>
    </style:style>
    <style:style style:name="P8" style:family="paragraph" style:parent-style-name="Standard">
      <style:text-properties officeooo:rsid="002213f5" officeooo:paragraph-rsid="002213f5"/>
    </style:style>
    <style:style style:name="P9" style:family="paragraph" style:parent-style-name="Standard">
      <style:text-properties officeooo:rsid="00228371" officeooo:paragraph-rsid="00228371"/>
    </style:style>
    <style:style style:name="P10" style:family="paragraph" style:parent-style-name="Standard">
      <style:text-properties officeooo:rsid="0025b938" officeooo:paragraph-rsid="0025b938"/>
    </style:style>
    <style:style style:name="P11" style:family="paragraph" style:parent-style-name="Standard">
      <style:text-properties officeooo:rsid="0025c536" officeooo:paragraph-rsid="0025c536"/>
    </style:style>
    <style:style style:name="P12" style:family="paragraph" style:parent-style-name="Standard">
      <style:text-properties officeooo:rsid="0027156f" officeooo:paragraph-rsid="0027156f"/>
    </style:style>
    <style:style style:name="P13" style:family="paragraph" style:parent-style-name="Standard">
      <style:text-properties officeooo:rsid="0027156f" officeooo:paragraph-rsid="0027915f"/>
    </style:style>
    <style:style style:name="P14" style:family="paragraph" style:parent-style-name="Standard">
      <style:text-properties officeooo:rsid="0027915f" officeooo:paragraph-rsid="0027915f"/>
    </style:style>
    <style:style style:name="P15" style:family="paragraph" style:parent-style-name="Standard">
      <style:text-properties officeooo:rsid="0028f20e" officeooo:paragraph-rsid="0028f20e"/>
    </style:style>
    <style:style style:name="P16" style:family="paragraph" style:parent-style-name="Standard">
      <style:text-properties officeooo:rsid="002a1ae7" officeooo:paragraph-rsid="002a1ae7"/>
    </style:style>
    <style:style style:name="P17" style:family="paragraph" style:parent-style-name="Standard">
      <style:text-properties officeooo:rsid="002af460" officeooo:paragraph-rsid="002a1ae7"/>
    </style:style>
    <style:style style:name="P18" style:family="paragraph" style:parent-style-name="Standard">
      <style:text-properties officeooo:rsid="002af460" officeooo:paragraph-rsid="002af460"/>
    </style:style>
    <style:style style:name="P19" style:family="paragraph" style:parent-style-name="Standard">
      <style:text-properties officeooo:rsid="002bd094" officeooo:paragraph-rsid="002bd094"/>
    </style:style>
    <style:style style:name="T1" style:family="text">
      <style:text-properties officeooo:rsid="001e8759"/>
    </style:style>
    <style:style style:name="T2" style:family="text">
      <style:text-properties officeooo:rsid="002791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2 Notes</text:p>
      <text:p text:style-name="P1"/>
      <text:p text:style-name="P1">First Meeting, Zoom call, 5-31</text:p>
      <text:p text:style-name="P1"/>
      <text:p text:style-name="P1">trello board link: </text:p>
      <text:p text:style-name="P1">https://trello.com/invite/b/jD81kvwK/321a4d7688047b6ab530d94eeb13172d/revature-p2</text:p>
      <text:p text:style-name="P1"/>
      <text:p text:style-name="P3">similar P2’s for some references:</text:p>
      <text:p text:style-name="P3"/>
      <text:p text:style-name="P3"><text:a xlink:type="simple" xlink:href="https://github.com/Revature-1704-Java/p2-JAMMS" text:style-name="Internet_20_link" text:visited-style-name="Visited_20_Internet_20_Link">https://github.com/Revature-1704-Java/p2-JAMMS</text:a> </text:p>
      <text:p text:style-name="P3"><text:a xlink:type="simple" xlink:href="https://github.com/Revature-1704-Java/honeybadgers" text:style-name="Internet_20_link" text:visited-style-name="Visited_20_Internet_20_Link">https://github.com/Revature-1704-Java/honeybadgers</text:a> </text:p>
      <text:p text:style-name="P3"><text:a xlink:type="simple" xlink:href="https://github.com/MatrixEntry1337/FishStock" text:style-name="Internet_20_link" text:visited-style-name="Visited_20_Internet_20_Link">https://github.com/MatrixEntry1337/FishStock</text:a> </text:p>
      <text:p text:style-name="P4"/>
      <text:p text:style-name="P5">github credentials for collaborators:</text:p>
      <text:p text:style-name="P5"/>
      <text:p text:style-name="P5">nbishop18</text:p>
      <text:p text:style-name="P5">garrett-moss</text:p>
      <text:p text:style-name="P5">knoxiiw</text:p>
      <text:p text:style-name="P5"/>
      <text:p text:style-name="P6">maybe use <text:span text:style-name="T1">use S3 for frontend repo, seperate repo for backend on EC2, and then frontend just calls endpoints, not mixed together...what do we think of that idea? easier, or harder?</text:span></text:p>
      <text:p text:style-name="P6"/>
      <text:p text:style-name="P7">summary at end:</text:p>
      <text:p text:style-name="P7"/>
      <text:p text:style-name="P7">we agreed to make a computer parts store, where users can shop for parts, ask us to build the computer for them, employees can refill parts that are out of stock, etc.</text:p>
      <text:p text:style-name="P7"/>
      <text:p text:style-name="P7">we have basic user stories. they are each collaborators on a test project on my github, and they can make branches and merge requests and we’ll make sure that we can do that much on github, for now.</text:p>
      <text:p text:style-name="P7"/>
      <text:p text:style-name="P7">…</text:p>
      <text:p text:style-name="P7"/>
      <text:p text:style-name="P8">Second Zoom meeting (6-2) notes:</text:p>
      <text:p text:style-name="P8"/>
      <text:p text:style-name="P9">we set up the webhook with william’s EC2, and it works. the website automatically builds through jenkins once I’ve accepted changes.</text:p>
      <text:p text:style-name="P9"/>
      <text:p text:style-name="P9"><text:a xlink:type="simple" xlink:href="http://54.244.36.228:8090/P2_Tests/" text:style-name="Internet_20_link" text:visited-style-name="Visited_20_Internet_20_Link">http://54.244.36.228:8090/P2_Tests/</text:a> </text:p>
      <text:p text:style-name="P9"/>
      <text:p text:style-name="P9">…</text:p>
      <text:p text:style-name="P9"/>
      <text:p text:style-name="P10">6-5</text:p>
      <text:p text:style-name="P10"/>
      <text:p text:style-name="P10">we have all the tools, started Revature_P2 repo, basically need to get 1. S3 2. New jenkins/ec2/github hookup 3. new spring boot project 4. with our db crednetials and using oracle…</text:p>
      <text:p text:style-name="P10"/>
      <text:p text:style-name="P11"><text:soft-page-break/>6-6</text:p>
      <text:p text:style-name="P11"/>
      <text:p text:style-name="P11">dizzying amount of problems, but after 2.5 hours we got jenkins/ec2/endpoints up and runnin</text:p>
      <text:p text:style-name="P11"/>
      <text:p text:style-name="P12">6-7</text:p>
      <text:p text:style-name="P12"/>
      <text:p text:style-name="P13">still have the manual jar file compilation problem, though it had seemed fixed. built on the server, added the angular project. have a storecard table. when it is on, everyone can access.</text:p>
      <text:p text:style-name="P13"/>
      <text:p text:style-name="P13"><text:span text:style-name="T2">6 – 8 </text:span></text:p>
      <text:p text:style-name="P13"/>
      <text:p text:style-name="P14">s3 bucket endpoint</text:p>
      <text:p text:style-name="P13"/>
      <text:p text:style-name="P13"><text:a xlink:type="simple" xlink:href="http://computerstoreapp.s3-website.us-east-2.amazonaws.com/" text:style-name="Internet_20_link" text:visited-style-name="Visited_20_Internet_20_Link">http://computerstoreapp.s3-website.us-east-2.amazonaws.com/</text:a> </text:p>
      <text:p text:style-name="P13"/>
      <text:p text:style-name="P15">discussion:</text:p>
      <text:p text:style-name="P15"/>
      <text:p text:style-name="P15">how can we really progress with user stories and this project in general, now that we have the devops side organized? the complexity of each trying to follow user stories sepa</text:p>
      <text:p text:style-name="P15"/>
      <text:p text:style-name="P16">question 1: why are we getting user and null back in storecards?</text:p>
      <text:p text:style-name="P17"/>
      <text:p text:style-name="P18">when we enter an order with a user, it thinks we are trying to create a new user, not access an existing one</text:p>
      <text:p text:style-name="P18"/>
      <text:p text:style-name="P19">in the service layer, we will require user as well, access it from the session, and use the new order from the response bod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31T09:39:26.550000000</meta:creation-date>
    <dc:date>2020-06-09T09:27:09.146000000</dc:date>
    <dc:creator>Ethan Bundy</dc:creator>
    <meta:editing-duration>P1DT18H1M6S</meta:editing-duration>
    <meta:editing-cycles>20</meta:editing-cycles>
    <meta:generator>LibreOffice/6.3.5.2$Windows_X86_64 LibreOffice_project/dd0751754f11728f69b42ee2af66670068624673</meta:generator>
    <meta:document-statistic meta:table-count="0" meta:image-count="0" meta:object-count="0" meta:page-count="2" meta:paragraph-count="35" meta:word-count="336" meta:character-count="2175" meta:non-whitespace-character-count="1866"/>
  </office:meta>
</office:document-meta>
</file>